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3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  <style:paragraph-properties fo:margin-top="0in" fo:margin-bottom="0in"/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Text_20_body" style:list-style-name="L9">
      <style:paragraph-properties fo:margin-top="0in" fo:margin-bottom="0in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><text:span text:style-name="Strong_20_Emphasis"><text:span text:style-name="T1">Degrees of freedom</text:span></text:span></text:p>
      <text:p text:style-name="Standard"/>
      <text:p text:style-name="Text_20_body">The concept of <text:span text:style-name="Strong_20_Emphasis">degrees of freedom (df)</text:span>, particularly the n−1n - 1n−1 degree of freedom, plays a key role in statistical calculations and especially in the Student's t-distribution. Here's a breakdown of what it means and its significance:</text:p>
      <text:h text:style-name="Heading_20_3" text:outline-level="3">1. <text:span text:style-name="Strong_20_Emphasis">What is n−1n - 1n−1 Degree of Freedom?</text:span></text:h>
      <text:list xml:id="list3527328274720326126" text:style-name="L5">
        <text:list-item>
          <text:p text:style-name="P14">In statistics, <text:span text:style-name="Strong_20_Emphasis">degrees of freedom</text:span> refer to the number of independent values that can vary in a dataset while still estimating a statistical parameter.</text:p>
        </text:list-item>
        <text:list-item>
          <text:p text:style-name="P14">For a sample size of nnn, when calculating the sample variance or standard deviation, we typically use n−1n - 1n−1 as the degrees of freedom.</text:p>
        </text:list-item>
        <text:list-item>
          <text:p text:style-name="P5">This is because, in a sample, we lose one degree of freedom when we use the sample mean to estimate the population mean. Essentially, after calculating the mean, only n−1n - 1n−1 values are free to vary without altering the mean itself.</text:p>
        </text:list-item>
      </text:list>
      <text:h text:style-name="Heading_20_3" text:outline-level="3">2. <text:span text:style-name="Strong_20_Emphasis">Why Use n−1n - 1n−1 Degrees of Freedom?</text:span></text:h>
      <text:list xml:id="list4018875848728332674" text:style-name="L6">
        <text:list-item>
          <text:p text:style-name="P15"><text:span text:style-name="Strong_20_Emphasis">Unbiased Estimation</text:span>: Using n−1n - 1n−1 in variance calculations corrects the bias in the estimate of the population variance from a sample. It compensates for the fact that a sample is typically less diverse than the entire population, and thus, n−1n - 1n−1 gives a more accurate estimate of the population variance.</text:p>
        </text:list-item>
        <text:list-item>
          <text:p text:style-name="P6"><text:span text:style-name="Strong_20_Emphasis">Improves Accuracy</text:span>: By using n−1n - 1n−1, the calculated sample variance and standard deviation are more likely to reflect the actual population parameters. This is particularly important for small samples, where each data point significantly impacts estimates.</text:p>
        </text:list-item>
      </text:list>
      <text:h text:style-name="Heading_20_3" text:outline-level="3">3. <text:span text:style-name="Strong_20_Emphasis">Relation to the t-Distribution</text:span></text:h>
      <text:list xml:id="list6903590753346799445" text:style-name="L7">
        <text:list-item>
          <text:p text:style-name="P16"><text:span text:style-name="Strong_20_Emphasis">Degrees of Freedom in the t-Distribution</text:span>: The shape of the t-distribution is directly related to the degrees of freedom. With fewer degrees of freedom (small samples), the t-distribution has thicker tails, reflecting more uncertainty. As degrees of freedom increase (larger samples), the t-distribution becomes closer to the normal (z) distribution.</text:p>
        </text:list-item>
        <text:list-item>
          <text:p text:style-name="P7"><text:span text:style-name="Strong_20_Emphasis">Convergence to the Normal Distribution</text:span>: For samples larger than around 30 (or as degrees of freedom increase), the t-distribution increasingly resembles the normal distribution. This is because, with larger samples, the sample mean becomes a more stable estimate of the population mean, and the variability in sample estimates decreases.</text:p>
        </text:list-item>
      </text:list>
      <text:h text:style-name="Heading_20_3" text:outline-level="3">4. <text:span text:style-name="Strong_20_Emphasis">When the Sample Size is Greater Than 30</text:span></text:h>
      <text:list xml:id="list8634141893314665907" text:style-name="L8">
        <text:list-item>
          <text:p text:style-name="P17"><text:span text:style-name="Strong_20_Emphasis">Normal Approximation</text:span>: For samples greater than about 30, the sample mean tends to follow a normal distribution according to the Central Limit Theorem (CLT). The CLT states that the distribution of the sample mean will approximate a normal distribution as the sample size grows, regardless of the population’s original distribution.</text:p>
        </text:list-item>
        <text:list-item>
          <text:p text:style-name="P8"><text:span text:style-name="Strong_20_Emphasis">Use of the Z-Distribution</text:span>: With n&gt;30n &gt; 30n&gt;30, the t-distribution and the z-distribution are very similar. Therefore, in practice, the z-distribution (or standard normal distribution) can be used for hypothesis testing and confidence intervals when the sample size is large, simplifying <text:soft-page-break/>calculations since it’s well understood and doesn’t require degrees of freedom adjustments.</text:p>
        </text:list-item>
      </text:list>
      <text:h text:style-name="Heading_20_3" text:outline-level="3">5. <text:span text:style-name="Strong_20_Emphasis">Summary of When to Use Which Distribution</text:span></text:h>
      <text:list xml:id="list607796163035020938" text:style-name="L9">
        <text:list-item>
          <text:p text:style-name="P18"><text:span text:style-name="Strong_20_Emphasis">Small Sample (n &lt; 30)</text:span>: Use the <text:span text:style-name="Strong_20_Emphasis">t-distribution</text:span> with n−1n - 1n−1 degrees of freedom to account for added variability and lack of certainty.</text:p>
        </text:list-item>
        <text:list-item>
          <text:p text:style-name="P9"><text:span text:style-name="Strong_20_Emphasis">Large Sample (n &gt; 30)</text:span>: The <text:span text:style-name="Strong_20_Emphasis">z-distribution</text:span> (normal distribution) can be used because the sample mean's distribution approaches normality due to the Central Limit Theorem, reducing the need for degrees of freedom adjustments.</text:p>
        </text:list-item>
      </text:list>
      <text:p text:style-name="Text_20_body">In short, degrees of freedom, particularly n−1n - 1n−1, are essential for accurate variance estimation in small samples. As sample size grows, the t-distribution converges to the normal distribution, allowing us to use the simpler z-distribution for large samples.</text:p>
      <text:p text:style-name="Standard"/>
      <text:p text:style-name="Standard"/>
      <text:p text:style-name="Text_20_body">You’re correct that the <text:span text:style-name="Strong_20_Emphasis">degrees of freedom</text:span> (df) adjustment is often used to improve accuracy in estimating variance, especially with small samples. However, degrees of freedom are not always n−1n - 1n−1. The specific formula for degrees of freedom can vary depending on the statistical test and the number of parameters being estimated.</text:p>
      <text:p text:style-name="Text_20_body">Here's why we sometimes see n−2n - 2n−2, n−3n - 3n−3, and other degrees of freedom:</text:p>
      <text:h text:style-name="Heading_20_3" text:outline-level="3">1. <text:span text:style-name="Strong_20_Emphasis">Understanding Degrees of Freedom and Parameter Estimation</text:span></text:h>
      <text:list xml:id="list886769854080522248" text:style-name="L1">
        <text:list-item>
          <text:p text:style-name="P10"><text:span text:style-name="Strong_20_Emphasis">Degrees of Freedom and Estimation</text:span>: Degrees of freedom represent the number of independent values that can vary in a calculation, given that certain values (parameters) have been estimated from the data.</text:p>
        </text:list-item>
        <text:list-item>
          <text:p text:style-name="P10">When we estimate a single parameter (like the mean) in calculating variance, we "lose" one degree of freedom, hence n−1n - 1n−1.</text:p>
        </text:list-item>
        <text:list-item>
          <text:p text:style-name="P1">In other analyses where multiple parameters are estimated, more degrees of freedom are lost accordingly.</text:p>
        </text:list-item>
      </text:list>
      <text:h text:style-name="Heading_20_3" text:outline-level="3">2. <text:span text:style-name="Strong_20_Emphasis">Examples of Adjustments Beyond n−1n - 1n−1:</text:span></text:h>
      <text:list xml:id="list6343131099611368835" text:style-name="L2">
        <text:list-item>
          <text:p text:style-name="P11"><text:span text:style-name="Strong_20_Emphasis">Simple Linear Regression</text:span>: In simple linear regression, where we fit a line to data (e.g., y=mx+by = mx + by=mx+b), we estimate two parameters: the slope (mmm) and the intercept (bbb). Thus, we use n−2n - 2n−2 degrees of freedom to calculate the standard error of the regression. Here, we "lose" two degrees of freedom because both the slope and intercept are estimated from the data.</text:p>
        </text:list-item>
        <text:list-item>
          <text:p text:style-name="P11"><text:span text:style-name="Strong_20_Emphasis">Multiple Linear Regression</text:span>: In multiple regression models, where several predictors are used, we use n−k−1n - k - 1n−k−1 degrees of freedom, where kkk is the number of predictors. Each predictor’s parameter estimate costs one degree of freedom.</text:p>
        </text:list-item>
        <text:list-item>
          <text:p text:style-name="P2"><text:span text:style-name="Strong_20_Emphasis">Analysis of Variance (ANOVA)</text:span>: In ANOVA, which compares the means of multiple groups, degrees of freedom depend on the number of groups and the sample size. Here, we typically see terms like n−kn - kn−k, where kkk might be the number of groups or factors.</text:p>
        </text:list-item>
      </text:list>
      <text:h text:style-name="Heading_20_3" text:outline-level="3">3. <text:span text:style-name="Strong_20_Emphasis">Why Degrees of Freedom Vary in Different Tests</text:span></text:h>
      <text:list xml:id="list1535087060278033108" text:style-name="L3">
        <text:list-item>
          <text:p text:style-name="P12"><text:span text:style-name="Strong_20_Emphasis">Account for Each Estimated Parameter</text:span>: When calculating variance or other statistics, each <text:soft-page-break/>parameter estimated from the sample "uses up" some of the variability in the data. The degrees of freedom adjustment ensures that this variability is accurately accounted for.</text:p>
        </text:list-item>
        <text:list-item>
          <text:p text:style-name="P3"><text:span text:style-name="Strong_20_Emphasis">Avoid Bias in Estimation</text:span>: If we don’t adjust degrees of freedom to account for all estimated parameters, our estimates (like variance) may become biased, particularly for small samples. For example, in regression, using n−2n - 2n−2 instead of n−1n - 1n−1 adjusts the standard error to more accurately reflect the data when both a slope and an intercept are being estimated.</text:p>
        </text:list-item>
      </text:list>
      <text:h text:style-name="Heading_20_3" text:outline-level="3">4. <text:span text:style-name="Strong_20_Emphasis">Summary</text:span></text:h>
      <text:list xml:id="list1305758203037834896" text:style-name="L4">
        <text:list-item>
          <text:p text:style-name="P13"><text:span text:style-name="Strong_20_Emphasis">n−1</text:span>: Used for a s<text:span text:style-name="T2">ingle estimated parameter</text:span>, like the sample <text:span text:style-name="T2">mean</text:span>, when calculating <text:span text:style-name="T2">variance</text:span> or <text:span text:style-name="T2">standard deviation</text:span>.</text:p>
        </text:list-item>
        <text:list-item>
          <text:p text:style-name="P13"><text:span text:style-name="Strong_20_Emphasis">n−2</text:span>: Used in simple linear regression, where both a <text:span text:style-name="T2">slope</text:span> and an <text:span text:style-name="T2">intercept</text:span> are estimated.</text:p>
        </text:list-item>
        <text:list-item>
          <text:p text:style-name="P13"><text:span text:style-name="Strong_20_Emphasis">n−k−1</text:span>: Used in multiple regression, where multiple parameters are estimated.</text:p>
        </text:list-item>
        <text:list-item>
          <text:p text:style-name="P4"><text:span text:style-name="Strong_20_Emphasis">General Rule</text:span>: For any calculation, degrees of freedom are reduced by the number of parameters estimated from the data.</text:p>
        </text:list-item>
      </text:list>
      <text:p text:style-name="Text_20_body">So, while n−1 is common for estimating sample variance, other calculations that involve additional parameter estimates (like regression or ANOVA) require further degrees of freedom adjustments, leading to n−2, n−n−3, and so on. These adjustments ensure that estimates remain unbiased and reflect the actual uncertainty in the data, particularly when sample sizes are small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14T16:44:41.08</meta:creation-date>
    <dc:date>2024-11-14T23:15:04.53</dc:date>
    <dc:creator>Akram MTir</dc:creator>
    <meta:editing-duration>PT6H30M23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3" meta:paragraph-count="38" meta:word-count="1110" meta:character-count="6911"/>
  </office:meta>
</office:document-meta>
</file>